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08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9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>
            <text:p>Donn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table:number-columns-repeated="25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9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9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9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9"/>
          <table:table-cell table:number-columns-repeated="992"/>
        </table:table-row>
        <table:table-row table:style-name="ro9" table:number-rows-repeated="1048487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71" table:default-cell-style-name="ce74"/>
        <table:table-column table:style-name="co4" table:number-columns-repeated="5" table:default-cell-style-name="ce74"/>
        <table:table-column table:style-name="co4" table:number-columns-repeated="945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8" table:number-rows-spanned="1">
            <text:p>DonRep</text:p>
          </table:table-cell>
          <table:covered-table-cell table:number-columns-repeated="17" table:style-name="ce15"/>
          <table:table-cell table:style-name="ce15" table:number-columns-repeated="3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/>
          <table:table-cell table:style-name="ce46" office:value-type="string" calcext:value-type="string">
            <text:p>Eval 04</text:p>
          </table:table-cell>
          <table:table-cell table:style-name="ce46" office:value-type="string" calcext:value-type="string">
            <text:p>Eval 05</text:p>
          </table:table-cell>
          <table:table-cell table:style-name="ce46" table:number-columns-repeated="46"/>
          <table:table-cell table:style-name="ce53" table:number-columns-repeated="40"/>
          <table:table-cell table:style-name="ce54" table:number-columns-repeated="90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Puissance 4</text:p>
          </table:table-cell>
          <table:table-cell table:style-name="ce80" office:value-type="string" calcext:value-type="string">
            <text:p>Puissance 4 – jeu de tests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rojet</text:p>
          </table:table-cell>
          <table:table-cell table:style-name="ce80" office:value-type="string" calcext:value-type="string">
            <text:p>Fonction Andy Warhol</text:p>
          </table:table-cell>
          <table:table-cell table:style-name="ce77" table:number-columns-repeated="10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table:number-columns-repeated="54"/>
          <table:table-cell table:style-name="ce94" table:number-columns-repeated="40"/>
          <table:table-cell table:style-name="ce96" table:number-columns-repeated="90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55"/>
          <table:table-cell table:style-name="ce85" table:number-columns-repeated="40"/>
          <table:table-cell table:style-name="ce95" table:number-columns-repeated="90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70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71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71"/>
          <table:table-cell table:number-columns-repeated="95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71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71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71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70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71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71"/>
          <table:table-cell table:number-columns-repeated="951"/>
        </table:table-row>
        <table:table-row table:style-name="ro9">
          <table:table-cell table:number-columns-repeated="2"/>
          <table:table-cell table:style-name="ce71" table:number-columns-repeated="71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71"/>
          <table:table-cell table:number-columns-repeated="95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71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71"/>
          <table:table-cell table:number-columns-repeated="95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71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71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71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71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1"/>
          <table:table-cell table:number-columns-repeated="95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5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71"/>
          <table:table-cell table:number-columns-repeated="95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62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71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71"/>
          <table:table-cell table:number-columns-repeated="95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71"/>
          <table:table-cell table:number-columns-repeated="95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80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number-columns-repeated="2" table:style-name="ce15" office:value-type="string" calcext:value-type="string">
            <text:p>Algo</text:p>
          </table:table-cell>
          <table:table-cell table:style-name="ce15" table:number-columns-repeated="2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11" table:number-rows-spanned="1"/>
          <table:covered-table-cell table:number-columns-repeated="10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table:number-columns-repeated="45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108"/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77" office:value-type="string" calcext:value-type="string">
            <text:p>Arbre- représentation DOM</text:p>
          </table:table-cell>
          <table:table-cell table:style-name="ce66" office:value-type="string" calcext:value-type="string">
            <text:p>Exercices arbres</text:p>
          </table:table-cell>
          <table:table-cell table:style-name="ce66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/>
          <table:table-cell table:style-name="ce31" office:value-type="date" office:date-value="2021-11-30" calcext:value-type="date">
            <text:p>30 nov.</text:p>
          </table:table-cell>
          <table:table-cell table:number-columns-repeated="2" table:style-name="ce31" office:value-type="date" office:date-value="2021-12-01" calcext:value-type="date">
            <text:p>1 déc.</text:p>
          </table:table-cell>
          <table:table-cell table:style-name="ce31" table:number-columns-repeated="47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47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style-name="ce67" table:number-columns-repeated="68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7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7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7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6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7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7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7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7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7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7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7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7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7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7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7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7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7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6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7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7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7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7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7"/>
          <table:table-cell table:number-columns-repeated="94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7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7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7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9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7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7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7"/>
          <table:table-cell table:number-columns-repeated="94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7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7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7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7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7"/>
          <table:table-cell table:number-columns-repeated="945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11:51:47.931919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2-01T10:36:20.504184648</dc:date>
    <meta:editing-duration>P260DT8H54M55S</meta:editing-duration>
    <meta:editing-cycles>1002</meta:editing-cycles>
    <meta:generator>LibreOffice/6.1.5.2$Linux_X86_64 LibreOffice_project/10$Build-2</meta:generator>
    <meta:document-statistic meta:table-count="3" meta:cell-count="680" meta:object-count="0"/>
  </office:meta>
</office:document-meta>
</file>